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4.188cm" fo:margin-left="0cm" fo:margin-right="1.512cm" table:align="margins"/>
    </style:style>
    <style:style style:name="Tableau1.A" style:family="table-column">
      <style:table-column-properties style:column-width="24.188cm" style:rel-column-width="65535*"/>
    </style:style>
    <style:style style:name="Tableau1.A1" style:family="table-cell">
      <style:table-cell-properties fo:padding="0.097cm" fo:border="0.002cm solid #000000"/>
    </style:style>
    <style:style style:name="P1" style:family="paragraph" style:parent-style-name="Table_20_Contents">
      <style:text-properties fo:color="#000000" style:font-name="Courier New" fo:font-size="7pt" fo:background-color="transparent" style:font-size-asian="7pt" style:font-size-complex="7pt"/>
    </style:style>
    <style:style style:name="T1" style:family="text">
      <style:text-properties fo:color="#ffffff"/>
    </style:style>
    <style:style style:name="T2" style:family="text">
      <style:text-properties fo:color="#cccc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8021 8021 8121 8221 8321 8421 8521 8621 8721 8821 8921 8A21 8B21 8C21 8D21 8E21 8F21 A021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9021 9021 9121 9221 9321 9421 9521 9621 9721 9821 9921 9A21 9B21 9C21 9D21 9E21 9F21 B021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A121 A221 A321 A421 A521 A621 A721 A821 A921 AA21 AB21 AC21 AD21 AE21 AF21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B121 B221 B321 B421 B521 B621 B721 B821 B921 BA21 BB21 BC21 BD21 BE21 BF21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C021 C121 C221 C321 C421 C521 C621 C721 C821 C921 CA21 CB21 CC21 CD21 CE21 CF21 E021 E121 E221 E321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D021 D121 D221 D321 D421 D521 D621 D721 D821 D921 DA21 DB21 DC21 DD21 DE21 DF21 F021 F121 F221 F321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E421 E521 E621 E721 E821 E921 EA21 EB21 EC21 ED21 EE21 EF21 0022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F421 F521 F621 F721 F821 F921 FA21 FB21 FC21 FD21 FE21 FF21 1022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2022 2122 2222 2322 2422 2522 2622 2722 2822 2922 2A22 2B22 2C22 2D22 2E22 2F22 FF22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3022 3122 3222 3322 3422 3522 3622 3722 3822 3922 3A22 3B22 3C22 3D22 3E22 3F22 FF22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4022 4122 4222 4322 4422 4522 4622 4722 4822 4922 4A22 4B22 4C22 4D22 4E22 4F22 6B21 6C21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5022 5122 5222 5322 5422 5522 5622 5722 5822 5922 5A22 5B22 5C22 5D22 5E22 5F22 7B21 7C21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6D21 6E21 6022 6122 6222 6322 6422 6522 6622 6722 6822 6922 6A22 6B22 6C22 6D22 6E22 6F22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7D21 7E21 7022 7122 7222 7322 7422 7522 7622 7722 7822 7922 7A22 7B22 7C22 7D22 7E22 7F22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0122 0222 0322 0422 0522 0622 0722 0822 0922 0A22 0B22 0C22 0D22 0E22 0F22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1122 1222 1322 1422 1522 1622 1722 1822 1922 1A22 1B22 1C22 1D22 1E22 1F22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 <text:span text:style-name="T2">FF02</text:span></text:p>
          </table:table-cell>
        </table:table-row>
      </table:table>
      <text:p text:style-name="Standard"/>
      <text:p text:style-name="Standard">Lv<text:tab/>E</text:p>
      <text:p text:style-name="Standard">HP<text:tab/>/</text:p>
      <text:p text:style-name="Standard"/>
      <text:p text:style-name="Standard">Prendre<text:tab/>Donner</text:p>
      <text:p text:style-name="Standard">Jeter<text:tab/><text:tab/>????</text:p>
      <text:p text:style-name="Standard"/>
      <text:p text:style-name="Standard">21-24?=Blanc</text:p>
      <text:p text:style-name="Standard"/>
      <text:p text:style-name="Standard">25-28?=Marron</text:p>
      <text:p text:style-name="Standard"/>
      <text:p text:style-name="Standard">29-C?=Bleu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acis Miacidae</meta:initial-creator>
    <meta:creation-date>2019-10-23T16:12:49.37</meta:creation-date>
    <dc:date>2019-11-05T17:34:10.96</dc:date>
    <dc:creator>Miacis Miacidae</dc:creator>
    <meta:editing-duration>PT6H56M17S</meta:editing-duration>
    <meta:editing-cycles>17</meta:editing-cycles>
    <meta:generator>OpenOffice/4.1.6$Win32 OpenOffice.org_project/416m1$Build-9790</meta:generator>
    <meta:document-statistic meta:table-count="1" meta:image-count="0" meta:object-count="0" meta:page-count="1" meta:paragraph-count="8" meta:word-count="1035" meta:character-count="5187"/>
  </office:meta>
</office:document-meta>
</file>